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10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97cm" fo:min-width="0.97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14cm" fo:min-width="0.53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objectwithoutfill">
      <style:graphic-properties draw:fill="solid" draw:textarea-vertical-align="middle"/>
    </style:style>
    <style:style style:name="gr140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4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</style:style>
    <style:style style:name="gr15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35cm" fo:min-width="10.4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8" style:family="graphic" style:parent-style-name="standard">
      <style:graphic-properties svg:stroke-color="#000000" draw:fill="none" draw:textarea-horizontal-align="justify" draw:textarea-vertical-align="middle" draw:auto-grow-height="false" fo:min-height="19.45cm" fo:min-width="19.2cm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1" draw:id="id1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69cm" svg:height="0.296cm" svg:x="7.831cm" svg:y="11.874cm" svg:viewBox="0 0 470 297" svg:d="M0 297c118 0 470-99 470-173s-11-124-129-124c0 74-343 74-341 297z">
              <text:p/>
            </draw:path>
            <draw:g>
              <draw:polygon draw:style-name="gr2" draw:text-style-name="P2" draw:layer="layout" svg:width="0.213cm" svg:height="0.247cm" svg:x="7.658cm" svg:y="11.924cm" svg:viewBox="0 0 214 248" draw:points="0,149 43,0 214,99 171,248">
                <text:p/>
              </draw:polygon>
              <draw:polygon draw:style-name="gr3" draw:text-style-name="P3" draw:layer="layout" svg:width="0.47cm" svg:height="0.272cm" svg:x="7.7cm" svg:y="11.751cm" svg:viewBox="0 0 471 273" draw:points="0,173 86,99 214,25 300,0 471,99 386,124 257,198 171,273">
                <text:p/>
              </draw:polygon>
              <draw:path draw:style-name="gr4" draw:text-style-name="P4" draw:layer="layout" svg:width="0.385cm" svg:height="0.321cm" svg:x="7.829cm" svg:y="11.849cm" svg:viewBox="0 0 386 322" svg:d="M386 99c0-149-86-99-172-49-85 49-171 49-214 272 0 0 171-99 386-223z">
                <text:p/>
              </draw:path>
              <draw:path draw:style-name="gr5" draw:text-style-name="P5" draw:layer="layout" svg:width="0.556cm" svg:height="0.42cm" svg:x="7.658cm" svg:y="11.751cm" svg:viewBox="0 0 557 421" svg:d="M343 0c-86 25-86 25-172 74-42 25-128 50-171 248 86 50 86 50 171 99 50-22 300-173 386-223 0-124-86-124-214-198z">
                <text:p/>
              </draw:path>
            </draw:g>
          </draw:g>
          <draw:g>
            <draw:path draw:style-name="gr6" draw:text-style-name="P1" draw:layer="layout" svg:width="0.77cm" svg:height="0.594cm" svg:x="7.443cm" svg:y="10.685cm" svg:viewBox="0 0 771 595" svg:d="M3 595c117 0 768-25 768-248s-223-347-341-347c0 74-470 50-427 595z">
              <text:p/>
            </draw:path>
            <draw:g>
              <draw:polygon draw:style-name="gr7" draw:text-style-name="P2" draw:layer="layout" svg:width="0.428cm" svg:height="0.346cm" svg:x="7.014cm" svg:y="10.932cm" svg:viewBox="0 0 429 347" draw:points="0,99 0,0 429,248 429,347">
                <text:p/>
              </draw:polygon>
              <draw:polygon draw:style-name="gr8" draw:text-style-name="P2" draw:layer="layout" svg:width="0.428cm" svg:height="0.42cm" svg:x="7.358cm" svg:y="10.561cm" svg:viewBox="0 0 429 421" draw:points="0,173 0,0 429,248 429,421">
                <text:p/>
              </draw:polygon>
              <draw:polygon draw:style-name="gr9" draw:text-style-name="P3" draw:layer="layout" svg:width="0.771cm" svg:height="0.445cm" svg:x="7.014cm" svg:y="10.735cm" svg:viewBox="0 0 772 446" draw:points="0,198 343,0 772,248 429,446">
                <text:p/>
              </draw:polygon>
              <draw:line draw:style-name="gr10" draw:text-style-name="P6" draw:layer="layout" svg:x1="7.358cm" svg:y1="10.735cm" svg:x2="7.787cm" svg:y2="10.983cm">
                <text:p/>
              </draw:line>
              <draw:polygon draw:style-name="gr11" draw:text-style-name="P4" draw:layer="layout" svg:width="0.428cm" svg:height="0.42cm" svg:x="7.443cm" svg:y="10.858cm" svg:viewBox="0 0 429 421" draw:points="0,421 0,322 343,124 343,0 429,50 429,173">
                <text:p/>
              </draw:polygon>
              <draw:polygon draw:style-name="gr12" draw:text-style-name="P2" draw:layer="layout" svg:width="1.371cm" svg:height="1.882cm" svg:x="6.543cm" svg:y="9.05cm" svg:viewBox="0 0 1372 1883" draw:points="0,1090 0,0 1372,793 1372,1883">
                <text:p/>
              </draw:polygon>
              <draw:polygon draw:style-name="gr13" draw:text-style-name="P7" draw:layer="layout" svg:width="1.285cm" svg:height="1.734cm" svg:x="6.586cm" svg:y="9.124cm" svg:viewBox="0 0 1286 1735" draw:points="0,991 0,0 1286,744 1286,1735">
                <text:p/>
              </draw:polygon>
              <draw:polygon draw:style-name="gr14" draw:text-style-name="P3" draw:layer="layout" svg:width="1.457cm" svg:height="0.841cm" svg:x="6.543cm" svg:y="9cm" svg:viewBox="0 0 1458 842" draw:points="1372,842 0,50 86,0 1458,793">
                <text:p/>
              </draw:polygon>
              <draw:polygon draw:style-name="gr15" draw:text-style-name="P4" draw:layer="layout" svg:width="0.085cm" svg:height="1.139cm" svg:x="7.915cm" svg:y="9.793cm" svg:viewBox="0 0 86 1140" draw:points="0,1140 0,50 86,0 86,1090">
                <text:p/>
              </draw:polygon>
              <draw:polygon draw:style-name="gr16" draw:text-style-name="P5" draw:layer="layout" svg:width="1.457cm" svg:height="2.279cm" svg:x="6.543cm" svg:y="9cm" svg:viewBox="0 0 1458 2280" draw:points="86,0 1458,793 1458,1883 1372,1932 1329,1908 1329,2032 900,2280 471,2032 471,1932 814,1735 814,1611 0,1140 0,50">
                <text:p/>
              </draw:polygon>
            </draw:g>
          </draw:g>
          <draw:g>
            <draw:path draw:style-name="gr17" draw:text-style-name="P1" draw:layer="layout" svg:width="0.557cm" svg:height="0.296cm" svg:x="7.271cm" svg:y="11.602cm" svg:viewBox="0 0 558 297" svg:d="M3 297c118 0 555-124 555-198s-10-99-128-99c0 74-472 50-427 297z">
              <text:p/>
            </draw:path>
            <draw:g>
              <draw:polygon draw:style-name="gr18" draw:text-style-name="P3" draw:layer="layout" svg:width="1.842cm" svg:height="1.065cm" svg:x="5.9cm" svg:y="10.759cm" svg:viewBox="0 0 1843 1066" draw:points="1372,1066 0,273 471,0 1843,793">
                <text:p/>
              </draw:polygon>
              <draw:polygon draw:style-name="gr19" draw:text-style-name="P8" draw:layer="layout" svg:width="1.242cm" svg:height="0.717cm" svg:x="6.029cm" svg:y="10.834cm" svg:viewBox="0 0 1243 718" draw:points="0,198 343,0 1243,521 900,718">
                <text:p/>
              </draw:polygon>
              <draw:polygon draw:style-name="gr20" draw:text-style-name="P8" draw:layer="layout" svg:width="0.599cm" svg:height="0.346cm" svg:x="7.014cm" svg:y="11.403cm" svg:viewBox="0 0 600 347" draw:points="0,198 343,0 600,149 257,347">
                <text:p/>
              </draw:polygon>
              <draw:polygon draw:style-name="gr21" draw:text-style-name="P4" draw:layer="layout" svg:width="0.47cm" svg:height="0.371cm" svg:x="7.272cm" svg:y="11.552cm" svg:viewBox="0 0 471 372" draw:points="0,372 0,273 471,0 471,99">
                <text:p/>
              </draw:polygon>
              <draw:line draw:style-name="gr22" draw:text-style-name="P6" draw:layer="layout" svg:x1="6.114cm" svg:y1="10.982cm" svg:x2="7.014cm" svg:y2="11.503cm">
                <text:p/>
              </draw:line>
              <draw:line draw:style-name="gr23" draw:text-style-name="P6" draw:layer="layout" svg:x1="6.2cm" svg:y1="10.932cm" svg:x2="7.1cm" svg:y2="11.453cm">
                <text:p/>
              </draw:line>
              <draw:line draw:style-name="gr24" draw:text-style-name="P6" draw:layer="layout" svg:x1="6.286cm" svg:y1="10.883cm" svg:x2="7.186cm" svg:y2="11.404cm">
                <text:p/>
              </draw:line>
              <draw:line draw:style-name="gr25" draw:text-style-name="P6" draw:layer="layout" svg:x1="7.1cm" svg:y1="11.354cm" svg:x2="7.186cm" svg:y2="11.304cm">
                <text:p/>
              </draw:line>
              <draw:line draw:style-name="gr26" draw:text-style-name="P6" draw:layer="layout" svg:x1="7.014cm" svg:y1="11.305cm" svg:x2="7.1cm" svg:y2="11.255cm">
                <text:p/>
              </draw:line>
              <draw:line draw:style-name="gr27" draw:text-style-name="P6" draw:layer="layout" svg:x1="6.929cm" svg:y1="11.256cm" svg:x2="7.015cm" svg:y2="11.206cm">
                <text:p/>
              </draw:line>
              <draw:line draw:style-name="gr28" draw:text-style-name="P6" draw:layer="layout" svg:x1="6.972cm" svg:y1="11.379cm" svg:x2="7.058cm" svg:y2="11.329cm">
                <text:p/>
              </draw:line>
              <draw:line draw:style-name="gr29" draw:text-style-name="P6" draw:layer="layout" svg:x1="6.886cm" svg:y1="11.33cm" svg:x2="6.972cm" svg:y2="11.28cm">
                <text:p/>
              </draw:line>
              <draw:line draw:style-name="gr30" draw:text-style-name="P6" draw:layer="layout" svg:x1="6.8cm" svg:y1="11.28cm" svg:x2="6.886cm" svg:y2="11.23cm">
                <text:p/>
              </draw:line>
              <draw:line draw:style-name="gr31" draw:text-style-name="P6" draw:layer="layout" svg:x1="6.843cm" svg:y1="11.206cm" svg:x2="6.929cm" svg:y2="11.156cm">
                <text:p/>
              </draw:line>
              <draw:line draw:style-name="gr32" draw:text-style-name="P6" draw:layer="layout" svg:x1="6.714cm" svg:y1="11.23cm" svg:x2="6.8cm" svg:y2="11.18cm">
                <text:p/>
              </draw:line>
              <draw:line draw:style-name="gr33" draw:text-style-name="P6" draw:layer="layout" svg:x1="6.757cm" svg:y1="11.156cm" svg:x2="6.843cm" svg:y2="11.106cm">
                <text:p/>
              </draw:line>
              <draw:line draw:style-name="gr34" draw:text-style-name="P6" draw:layer="layout" svg:x1="6.672cm" svg:y1="11.107cm" svg:x2="6.758cm" svg:y2="11.057cm">
                <text:p/>
              </draw:line>
              <draw:line draw:style-name="gr35" draw:text-style-name="P6" draw:layer="layout" svg:x1="6.586cm" svg:y1="11.057cm" svg:x2="6.672cm" svg:y2="11.007cm">
                <text:p/>
              </draw:line>
              <draw:line draw:style-name="gr36" draw:text-style-name="P6" draw:layer="layout" svg:x1="6.629cm" svg:y1="11.181cm" svg:x2="6.715cm" svg:y2="11.131cm">
                <text:p/>
              </draw:line>
              <draw:line draw:style-name="gr37" draw:text-style-name="P6" draw:layer="layout" svg:x1="6.543cm" svg:y1="11.131cm" svg:x2="6.629cm" svg:y2="11.081cm">
                <text:p/>
              </draw:line>
              <draw:line draw:style-name="gr38" draw:text-style-name="P6" draw:layer="layout" svg:x1="6.457cm" svg:y1="11.082cm" svg:x2="6.543cm" svg:y2="11.032cm">
                <text:p/>
              </draw:line>
              <draw:line draw:style-name="gr39" draw:text-style-name="P6" draw:layer="layout" svg:x1="6.5cm" svg:y1="11.008cm" svg:x2="6.586cm" svg:y2="10.958cm">
                <text:p/>
              </draw:line>
              <draw:line draw:style-name="gr40" draw:text-style-name="P6" draw:layer="layout" svg:x1="6.371cm" svg:y1="11.032cm" svg:x2="6.457cm" svg:y2="10.982cm">
                <text:p/>
              </draw:line>
              <draw:line draw:style-name="gr41" draw:text-style-name="P6" draw:layer="layout" svg:x1="6.414cm" svg:y1="10.958cm" svg:x2="6.5cm" svg:y2="10.908cm">
                <text:p/>
              </draw:line>
              <draw:line draw:style-name="gr42" draw:text-style-name="P6" draw:layer="layout" svg:x1="6.329cm" svg:y1="10.908cm" svg:x2="6.415cm" svg:y2="10.858cm">
                <text:p/>
              </draw:line>
              <draw:line draw:style-name="gr43" draw:text-style-name="P6" draw:layer="layout" svg:x1="6.286cm" svg:y1="10.982cm" svg:x2="6.372cm" svg:y2="10.932cm">
                <text:p/>
              </draw:line>
              <draw:line draw:style-name="gr44" draw:text-style-name="P6" draw:layer="layout" svg:x1="6.843cm" svg:y1="11.404cm" svg:x2="6.929cm" svg:y2="11.354cm">
                <text:p/>
              </draw:line>
              <draw:line draw:style-name="gr45" draw:text-style-name="P6" draw:layer="layout" svg:x1="6.757cm" svg:y1="11.354cm" svg:x2="6.843cm" svg:y2="11.304cm">
                <text:p/>
              </draw:line>
              <draw:line draw:style-name="gr46" draw:text-style-name="P6" draw:layer="layout" svg:x1="6.672cm" svg:y1="11.305cm" svg:x2="6.758cm" svg:y2="11.255cm">
                <text:p/>
              </draw:line>
              <draw:line draw:style-name="gr47" draw:text-style-name="P6" draw:layer="layout" svg:x1="6.629cm" svg:y1="11.379cm" svg:x2="6.715cm" svg:y2="11.329cm">
                <text:p/>
              </draw:line>
              <draw:line draw:style-name="gr48" draw:text-style-name="P6" draw:layer="layout" svg:x1="6.543cm" svg:y1="11.33cm" svg:x2="6.629cm" svg:y2="11.28cm">
                <text:p/>
              </draw:line>
              <draw:line draw:style-name="gr49" draw:text-style-name="P6" draw:layer="layout" svg:x1="6.586cm" svg:y1="11.256cm" svg:x2="6.672cm" svg:y2="11.206cm">
                <text:p/>
              </draw:line>
              <draw:line draw:style-name="gr50" draw:text-style-name="P6" draw:layer="layout" svg:x1="6.5cm" svg:y1="11.206cm" svg:x2="6.586cm" svg:y2="11.156cm">
                <text:p/>
              </draw:line>
              <draw:line draw:style-name="gr51" draw:text-style-name="P6" draw:layer="layout" svg:x1="6.414cm" svg:y1="11.156cm" svg:x2="6.5cm" svg:y2="11.106cm">
                <text:p/>
              </draw:line>
              <draw:line draw:style-name="gr52" draw:text-style-name="P6" draw:layer="layout" svg:x1="6.329cm" svg:y1="11.107cm" svg:x2="6.415cm" svg:y2="11.057cm">
                <text:p/>
              </draw:line>
              <draw:line draw:style-name="gr53" draw:text-style-name="P6" draw:layer="layout" svg:x1="6.2cm" svg:y1="11.131cm" svg:x2="6.286cm" svg:y2="11.081cm">
                <text:p/>
              </draw:line>
              <draw:line draw:style-name="gr54" draw:text-style-name="P6" draw:layer="layout" svg:x1="6.243cm" svg:y1="11.057cm" svg:x2="6.329cm" svg:y2="11.007cm">
                <text:p/>
              </draw:line>
              <draw:line draw:style-name="gr55" draw:text-style-name="P6" draw:layer="layout" svg:x1="6.114cm" svg:y1="11.082cm" svg:x2="6.2cm" svg:y2="11.032cm">
                <text:p/>
              </draw:line>
              <draw:line draw:style-name="gr56" draw:text-style-name="P6" draw:layer="layout" svg:x1="6.8cm" svg:y1="11.478cm" svg:x2="6.886cm" svg:y2="11.428cm">
                <text:p/>
              </draw:line>
              <draw:line draw:style-name="gr57" draw:text-style-name="P6" draw:layer="layout" svg:x1="6.714cm" svg:y1="11.429cm" svg:x2="6.8cm" svg:y2="11.379cm">
                <text:p/>
              </draw:line>
              <draw:line draw:style-name="gr58" draw:text-style-name="P6" draw:layer="layout" svg:x1="7.1cm" svg:y1="11.651cm" svg:x2="7.443cm" svg:y2="11.453cm">
                <text:p/>
              </draw:line>
              <draw:line draw:style-name="gr59" draw:text-style-name="P6" draw:layer="layout" svg:x1="7.186cm" svg:y1="11.701cm" svg:x2="7.529cm" svg:y2="11.503cm">
                <text:p/>
              </draw:line>
              <draw:line draw:style-name="gr60" draw:text-style-name="P6" draw:layer="layout" svg:x1="7.272cm" svg:y1="11.453cm" svg:x2="7.529cm" svg:y2="11.602cm">
                <text:p/>
              </draw:line>
              <draw:line draw:style-name="gr61" draw:text-style-name="P6" draw:layer="layout" svg:x1="7.186cm" svg:y1="11.503cm" svg:x2="7.443cm" svg:y2="11.652cm">
                <text:p/>
              </draw:line>
              <draw:line draw:style-name="gr62" draw:text-style-name="P6" draw:layer="layout" svg:x1="7.1cm" svg:y1="11.552cm" svg:x2="7.271cm" svg:y2="11.651cm">
                <text:p/>
              </draw:line>
              <draw:polygon draw:style-name="gr63" draw:text-style-name="P2" draw:layer="layout" svg:width="1.371cm" svg:height="0.891cm" svg:x="5.9cm" svg:y="11.032cm" svg:viewBox="0 0 1372 892" draw:points="0,99 0,0 1372,793 1372,892">
                <text:p/>
              </draw:polygon>
              <draw:polygon draw:style-name="gr64" draw:text-style-name="P5" draw:layer="layout" svg:width="1.842cm" svg:height="1.163cm" svg:x="5.9cm" svg:y="10.759cm" svg:viewBox="0 0 1843 1164" draw:points="471,0 1843,793 1843,892 1372,1164 0,372 0,273">
                <text:p/>
              </draw:polygon>
            </draw:g>
          </draw:g>
        </draw:g>
        <draw:g>
          <draw:path draw:style-name="gr65" draw:text-style-name="P1" draw:layer="layout" svg:width="0.379cm" svg:height="0.272cm" svg:x="4.713cm" svg:y="11.335cm" svg:viewBox="0 0 380 273" svg:d="M0 264c132 0 195 37 326-38s1-226-131-226c0 84-195 264-195 264z">
            <text:p/>
          </draw:path>
          <draw:g>
            <draw:path draw:style-name="gr66" draw:text-style-name="P9" draw:layer="layout" svg:width="1.313cm" svg:height="0.989cm" svg:x="2.6cm" svg:y="10.603cm" svg:viewBox="0 0 1314 990" svg:d="M649 0c570 0 665 369 665 699-190 220-951 439-1311 157-21-322 74-856 646-856z">
              <text:p/>
            </draw:path>
            <draw:path draw:style-name="gr67" draw:text-style-name="P10" draw:layer="layout" svg:width="0.284cm" svg:height="0.714cm" svg:x="3.249cm" svg:y="10.768cm" svg:viewBox="0 0 285 715" svg:d="M0 55c63-37 222-18 285-55 0 220 0 715 0 715 0-249-222-477-285-660z">
              <text:p/>
            </draw:path>
            <draw:path draw:style-name="gr68" draw:text-style-name="P11" draw:layer="layout" svg:width="0.432cm" svg:height="0.595cm" svg:x="3.127cm" svg:y="10.273cm" svg:viewBox="0 0 433 596" svg:d="M190 0c162 0 214 201 214 311 0 109 98 239-69 274s-335-6-335-255c0-250 28-330 190-330z">
              <text:p/>
            </draw:path>
            <draw:path draw:style-name="gr69" draw:text-style-name="P12" draw:layer="layout" svg:width="0.665cm" svg:height="0.879cm" svg:x="3.153cm" svg:y="9.779cm" svg:viewBox="0 0 666 880" svg:d="M380 0c162 0 286 0 286 385 0 384-124 495-286 495-161 0-380-246-380-495 0-250 219-385 380-385z">
              <text:p/>
            </draw:path>
            <draw:path draw:style-name="gr70" draw:text-style-name="P13" draw:layer="layout" svg:width="0.806cm" svg:height="0.832cm" svg:x="2.995cm" svg:y="9.558cm" svg:viewBox="0 0 807 833" svg:d="M349 0c190 0 475 0 457 220-96 100-406 26-457 110-152 252 95 660-286 440-191-495 96-770 286-770z">
              <text:p/>
            </draw:path>
            <draw:path draw:style-name="gr71" draw:text-style-name="P14" draw:layer="layout" svg:width="1.123cm" svg:height="0.79cm" svg:x="3.819cm" svg:y="10.823cm" svg:viewBox="0 0 1124 791" svg:d="M572 0c570 0 517 474 552 699-296 189-934 71-1124-204 95-220 0-495 572-495z">
              <text:p/>
            </draw:path>
            <draw:path draw:style-name="gr72" draw:text-style-name="P10" draw:layer="layout" svg:width="0.28cm" svg:height="0.617cm" svg:x="4.106cm" svg:y="10.921cm" svg:viewBox="0 0 281 618" svg:d="M20 0c66 75 131 113 261 38-190 164-281 580-281 580 0-250 20-398 20-618z">
              <text:p/>
            </draw:path>
            <draw:path draw:style-name="gr73" draw:text-style-name="P11" draw:layer="layout" svg:width="0.393cm" svg:height="0.454cm" svg:x="4.106cm" svg:y="10.548cm" svg:viewBox="0 0 394 455" svg:d="M285 0c162 0 95 165 95 275s-190 220-285 166c-95-56-95-56-95-221s124-220 285-220z">
              <text:p/>
            </draw:path>
            <draw:path draw:style-name="gr74" draw:text-style-name="P12" draw:layer="layout" svg:width="0.571cm" svg:height="0.714cm" svg:x="3.916cm" svg:y="10.108cm" svg:viewBox="0 0 572 715" svg:d="M285 0c162 0 287 55 287 275s-125 440-287 440c-161 0-285-191-285-440 0-250 124-275 285-275z">
              <text:p/>
            </draw:path>
            <draw:path draw:style-name="gr75" draw:text-style-name="P15" draw:layer="layout" svg:width="0.793cm" svg:height="1.006cm" svg:x="3.914cm" svg:y="9.833cm" svg:viewBox="0 0 794 1007" svg:d="M509 0c-190 0-526 55-508 275 96 100 425 26 475 110 151 252-33 715 190 605 285-549 33-990-157-990z">
              <text:p/>
            </draw:path>
            <draw:path draw:style-name="gr76" draw:text-style-name="P16" draw:layer="layout" svg:width="2.327cm" svg:height="2.048cm" svg:x="2.616cm" svg:y="9.558cm" svg:viewBox="0 0 2328 2049" svg:d="M728 0c191 0 493 0 476 220-7 21-64 37-96 55 191 385 0 825-189 825 189 56 314 186 355 402 38-128 129-195 215-182l-3-80c-198-113-257-507-92-634 0 0-120-23-95-56-29-267 542-319 599-250 167 75 312 620 50 998 344 28 344 442 380 667-362 189-916 25-1096-165-281 233-982 308-1228 114-32-416 148-823 502-855-2-89 16-159 16-251-32-18-57-15-80-38-191-495 96-770 286-770z">
              <text:p/>
            </draw:path>
          </draw:g>
        </draw:g>
        <draw:g xml:id="id2" draw:id="id2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77" draw:text-style-name="P1" draw:layer="layout" svg:width="1.877cm" svg:height="1.099cm" svg:x="11.756cm" svg:y="10.9cm" svg:viewBox="0 0 1878 1100" svg:d="M0 1100c531 0 1364-347 1724-576 359-229 0-524-181-524z">
            <text:p/>
          </draw:path>
          <draw:g>
            <draw:polygon draw:style-name="gr78" draw:text-style-name="P2" draw:layer="layout" svg:width="1.088cm" svg:height="2.723cm" svg:x="10.667cm" svg:y="9.276cm" svg:viewBox="0 0 1089 2724" draw:points="0,2096 0,0 1089,629 1089,2724">
              <text:p/>
            </draw:polygon>
            <draw:polygon draw:style-name="gr79" draw:text-style-name="P17" draw:layer="layout" svg:width="1.542cm" svg:height="2.985cm" svg:x="11.756cm" svg:y="9.014cm" svg:viewBox="0 0 1543 2986" draw:points="0,2986 0,891 1543,0 1543,2096">
              <text:p/>
            </draw:polygon>
            <draw:polygon draw:style-name="gr80" draw:text-style-name="P3" draw:layer="layout" svg:width="2.631cm" svg:height="1.518cm" svg:x="10.667cm" svg:y="8.385cm" svg:viewBox="0 0 2632 1519" draw:points="1089,1519 0,891 1543,0 2632,629">
              <text:p/>
            </draw:polygon>
            <draw:polygon draw:style-name="gr81" draw:text-style-name="P5" draw:layer="layout" svg:width="2.631cm" svg:height="3.614cm" svg:x="10.667cm" svg:y="8.385cm" svg:viewBox="0 0 2632 3615" draw:points="0,2986 0,891 1543,0 2632,629 2632,2724 1089,3615">
              <text:p/>
            </draw:polygon>
            <draw:line draw:style-name="gr82" draw:text-style-name="P6" draw:layer="layout" svg:x1="11.574cm" svg:y1="11.476cm" svg:x2="10.848cm" svg:y2="11.057cm">
              <text:p/>
            </draw:line>
            <draw:line draw:style-name="gr83" draw:text-style-name="P6" draw:layer="layout" svg:x1="11.574cm" svg:y1="11.686cm" svg:x2="10.848cm" svg:y2="11.267cm">
              <text:p/>
            </draw:line>
            <draw:line draw:style-name="gr84" draw:text-style-name="P6" draw:layer="layout" svg:x1="11.574cm" svg:y1="11.581cm" svg:x2="10.848cm" svg:y2="11.162cm">
              <text:p/>
            </draw:line>
            <draw:polyline draw:style-name="gr85" draw:text-style-name="P6" draw:layer="layout" svg:width="0.906cm" svg:height="0.628cm" svg:x="10.758cm" svg:y="9.59cm" svg:viewBox="0 0 907 629" draw:points="907,629 0,105 0,0">
              <text:p/>
            </draw:polyline>
            <draw:polyline draw:style-name="gr86" draw:text-style-name="P6" draw:layer="layout" svg:width="0.89cm" svg:height="0.63cm" svg:x="10.773cm" svg:y="9.588cm" svg:viewBox="0 0 891 631" draw:points="891,631 891,526 0,0">
              <text:p/>
            </draw:polyline>
            <draw:polygon draw:style-name="gr87" draw:text-style-name="P18" draw:layer="layout" svg:width="0.105cm" svg:height="0.184cm" svg:x="11.094cm" svg:y="10.636cm" svg:viewBox="0 0 106 185" draw:points="0,123 0,0 106,61 106,185">
              <text:p/>
            </draw:polygon>
            <draw:line draw:style-name="gr88" draw:text-style-name="P6" draw:layer="layout" svg:x1="11.574cm" svg:y1="11.371cm" svg:x2="10.848cm" svg:y2="10.952cm">
              <text:p/>
            </draw:line>
          </draw:g>
        </draw:g>
        <draw:g>
          <draw:g xml:id="id6" draw:id="id6"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89" draw:text-style-name="P1" draw:layer="layout" svg:width="1.877cm" svg:height="1.099cm" svg:x="14.856cm" svg:y="17.25cm" svg:viewBox="0 0 1878 1100" svg:d="M0 1100c531 0 1364-347 1724-576 359-229 0-524-181-524z">
              <text:p/>
            </draw:path>
            <draw:g>
              <draw:polygon draw:style-name="gr90" draw:text-style-name="P2" draw:layer="layout" svg:width="1.088cm" svg:height="2.723cm" svg:x="13.767cm" svg:y="15.626cm" svg:viewBox="0 0 1089 2724" draw:points="0,2096 0,0 1089,629 1089,2724">
                <text:p/>
              </draw:polygon>
              <draw:polygon draw:style-name="gr91" draw:text-style-name="P17" draw:layer="layout" svg:width="1.542cm" svg:height="2.985cm" svg:x="14.856cm" svg:y="15.364cm" svg:viewBox="0 0 1543 2986" draw:points="0,2986 0,891 1543,0 1543,2096">
                <text:p/>
              </draw:polygon>
              <draw:polygon draw:style-name="gr92" draw:text-style-name="P3" draw:layer="layout" svg:width="2.631cm" svg:height="1.518cm" svg:x="13.767cm" svg:y="14.735cm" svg:viewBox="0 0 2632 1519" draw:points="1089,1519 0,891 1543,0 2632,629">
                <text:p/>
              </draw:polygon>
              <draw:polygon draw:style-name="gr93" draw:text-style-name="P5" draw:layer="layout" svg:width="2.631cm" svg:height="3.614cm" svg:x="13.767cm" svg:y="14.735cm" svg:viewBox="0 0 2632 3615" draw:points="0,2986 0,891 1543,0 2632,629 2632,2724 1089,3615">
                <text:p/>
              </draw:polygon>
              <draw:line draw:style-name="gr94" draw:text-style-name="P6" draw:layer="layout" svg:x1="14.674cm" svg:y1="17.826cm" svg:x2="13.948cm" svg:y2="17.407cm">
                <text:p/>
              </draw:line>
              <draw:line draw:style-name="gr95" draw:text-style-name="P6" draw:layer="layout" svg:x1="14.674cm" svg:y1="18.036cm" svg:x2="13.948cm" svg:y2="17.617cm">
                <text:p/>
              </draw:line>
              <draw:line draw:style-name="gr96" draw:text-style-name="P6" draw:layer="layout" svg:x1="14.674cm" svg:y1="17.931cm" svg:x2="13.948cm" svg:y2="17.512cm">
                <text:p/>
              </draw:line>
              <draw:polyline draw:style-name="gr97" draw:text-style-name="P6" draw:layer="layout" svg:width="0.906cm" svg:height="0.628cm" svg:x="13.858cm" svg:y="15.94cm" svg:viewBox="0 0 907 629" draw:points="907,629 0,105 0,0">
                <text:p/>
              </draw:polyline>
              <draw:polyline draw:style-name="gr98" draw:text-style-name="P6" draw:layer="layout" svg:width="0.89cm" svg:height="0.63cm" svg:x="13.873cm" svg:y="15.938cm" svg:viewBox="0 0 891 631" draw:points="891,631 891,526 0,0">
                <text:p/>
              </draw:polyline>
              <draw:polygon draw:style-name="gr99" draw:text-style-name="P18" draw:layer="layout" svg:width="0.105cm" svg:height="0.184cm" svg:x="14.194cm" svg:y="16.986cm" svg:viewBox="0 0 106 185" draw:points="0,123 0,0 106,61 106,185">
                <text:p/>
              </draw:polygon>
              <draw:line draw:style-name="gr100" draw:text-style-name="P6" draw:layer="layout" svg:x1="14.674cm" svg:y1="17.721cm" svg:x2="13.948cm" svg:y2="17.302cm">
                <text:p/>
              </draw:line>
            </draw:g>
          </draw:g>
          <draw:frame draw:style-name="gr101" draw:text-style-name="P20" draw:layer="layout" svg:width="7.3cm" svg:height="0.962cm" svg:x="11.6cm" svg:y="18.588cm">
            <draw:text-box>
              <text:p text:style-name="P19">phpmyadmin</text:p>
            </draw:text-box>
          </draw:frame>
        </draw:g>
        <draw:g>
          <draw:g xml:id="id4" draw:id="id4"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02" draw:text-style-name="P1" draw:layer="layout" svg:width="1.877cm" svg:height="1.099cm" svg:x="17.856cm" svg:y="10.9cm" svg:viewBox="0 0 1878 1100" svg:d="M0 1100c531 0 1364-347 1724-576 359-229 0-524-181-524z">
              <text:p/>
            </draw:path>
            <draw:g>
              <draw:polygon draw:style-name="gr103" draw:text-style-name="P2" draw:layer="layout" svg:width="1.088cm" svg:height="2.723cm" svg:x="16.767cm" svg:y="9.276cm" svg:viewBox="0 0 1089 2724" draw:points="0,2096 0,0 1089,629 1089,2724">
                <text:p/>
              </draw:polygon>
              <draw:polygon draw:style-name="gr104" draw:text-style-name="P17" draw:layer="layout" svg:width="1.542cm" svg:height="2.985cm" svg:x="17.856cm" svg:y="9.014cm" svg:viewBox="0 0 1543 2986" draw:points="0,2986 0,891 1543,0 1543,2096">
                <text:p/>
              </draw:polygon>
              <draw:polygon draw:style-name="gr105" draw:text-style-name="P3" draw:layer="layout" svg:width="2.631cm" svg:height="1.518cm" svg:x="16.767cm" svg:y="8.385cm" svg:viewBox="0 0 2632 1519" draw:points="1089,1519 0,891 1543,0 2632,629">
                <text:p/>
              </draw:polygon>
              <draw:polygon draw:style-name="gr106" draw:text-style-name="P5" draw:layer="layout" svg:width="2.631cm" svg:height="3.614cm" svg:x="16.767cm" svg:y="8.385cm" svg:viewBox="0 0 2632 3615" draw:points="0,2986 0,891 1543,0 2632,629 2632,2724 1089,3615">
                <text:p/>
              </draw:polygon>
              <draw:line draw:style-name="gr107" draw:text-style-name="P6" draw:layer="layout" svg:x1="17.674cm" svg:y1="11.476cm" svg:x2="16.948cm" svg:y2="11.057cm">
                <text:p/>
              </draw:line>
              <draw:line draw:style-name="gr108" draw:text-style-name="P6" draw:layer="layout" svg:x1="17.674cm" svg:y1="11.686cm" svg:x2="16.948cm" svg:y2="11.267cm">
                <text:p/>
              </draw:line>
              <draw:line draw:style-name="gr109" draw:text-style-name="P6" draw:layer="layout" svg:x1="17.674cm" svg:y1="11.581cm" svg:x2="16.948cm" svg:y2="11.162cm">
                <text:p/>
              </draw:line>
              <draw:polyline draw:style-name="gr110" draw:text-style-name="P6" draw:layer="layout" svg:width="0.906cm" svg:height="0.628cm" svg:x="16.858cm" svg:y="9.59cm" svg:viewBox="0 0 907 629" draw:points="907,629 0,105 0,0">
                <text:p/>
              </draw:polyline>
              <draw:polyline draw:style-name="gr111" draw:text-style-name="P6" draw:layer="layout" svg:width="0.89cm" svg:height="0.63cm" svg:x="16.873cm" svg:y="9.588cm" svg:viewBox="0 0 891 631" draw:points="891,631 891,526 0,0">
                <text:p/>
              </draw:polyline>
              <draw:polygon draw:style-name="gr112" draw:text-style-name="P18" draw:layer="layout" svg:width="0.105cm" svg:height="0.184cm" svg:x="17.194cm" svg:y="10.636cm" svg:viewBox="0 0 106 185" draw:points="0,123 0,0 106,61 106,185">
                <text:p/>
              </draw:polygon>
              <draw:line draw:style-name="gr113" draw:text-style-name="P6" draw:layer="layout" svg:x1="17.674cm" svg:y1="11.371cm" svg:x2="16.948cm" svg:y2="10.952cm">
                <text:p/>
              </draw:line>
            </draw:g>
          </draw:g>
          <draw:frame draw:style-name="gr101" draw:text-style-name="P20" draw:layer="layout" svg:width="7.3cm" svg:height="0.962cm" svg:x="14.6cm" svg:y="12.238cm">
            <draw:text-box>
              <text:p text:style-name="P19">nginx</text:p>
            </draw:text-box>
          </draw:frame>
        </draw:g>
        <draw:g>
          <draw:g xml:id="id7" draw:id="id7"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14" draw:text-style-name="P1" draw:layer="layout" svg:width="1.877cm" svg:height="1.099cm" svg:x="21.456cm" svg:y="17.25cm" svg:viewBox="0 0 1878 1100" svg:d="M0 1100c531 0 1364-347 1724-576 359-229 0-524-181-524z">
              <text:p/>
            </draw:path>
            <draw:g>
              <draw:polygon draw:style-name="gr115" draw:text-style-name="P2" draw:layer="layout" svg:width="1.088cm" svg:height="2.723cm" svg:x="20.367cm" svg:y="15.626cm" svg:viewBox="0 0 1089 2724" draw:points="0,2096 0,0 1089,629 1089,2724">
                <text:p/>
              </draw:polygon>
              <draw:polygon draw:style-name="gr116" draw:text-style-name="P17" draw:layer="layout" svg:width="1.542cm" svg:height="2.985cm" svg:x="21.456cm" svg:y="15.364cm" svg:viewBox="0 0 1543 2986" draw:points="0,2986 0,891 1543,0 1543,2096">
                <text:p/>
              </draw:polygon>
              <draw:polygon draw:style-name="gr117" draw:text-style-name="P3" draw:layer="layout" svg:width="2.631cm" svg:height="1.518cm" svg:x="20.367cm" svg:y="14.735cm" svg:viewBox="0 0 2632 1519" draw:points="1089,1519 0,891 1543,0 2632,629">
                <text:p/>
              </draw:polygon>
              <draw:polygon draw:style-name="gr118" draw:text-style-name="P5" draw:layer="layout" svg:width="2.631cm" svg:height="3.614cm" svg:x="20.367cm" svg:y="14.735cm" svg:viewBox="0 0 2632 3615" draw:points="0,2986 0,891 1543,0 2632,629 2632,2724 1089,3615">
                <text:p/>
              </draw:polygon>
              <draw:line draw:style-name="gr119" draw:text-style-name="P6" draw:layer="layout" svg:x1="21.274cm" svg:y1="17.826cm" svg:x2="20.548cm" svg:y2="17.407cm">
                <text:p/>
              </draw:line>
              <draw:line draw:style-name="gr120" draw:text-style-name="P6" draw:layer="layout" svg:x1="21.274cm" svg:y1="18.036cm" svg:x2="20.548cm" svg:y2="17.617cm">
                <text:p/>
              </draw:line>
              <draw:line draw:style-name="gr121" draw:text-style-name="P6" draw:layer="layout" svg:x1="21.274cm" svg:y1="17.931cm" svg:x2="20.548cm" svg:y2="17.512cm">
                <text:p/>
              </draw:line>
              <draw:polyline draw:style-name="gr122" draw:text-style-name="P6" draw:layer="layout" svg:width="0.906cm" svg:height="0.628cm" svg:x="20.458cm" svg:y="15.94cm" svg:viewBox="0 0 907 629" draw:points="907,629 0,105 0,0">
                <text:p/>
              </draw:polyline>
              <draw:polyline draw:style-name="gr123" draw:text-style-name="P6" draw:layer="layout" svg:width="0.89cm" svg:height="0.63cm" svg:x="20.473cm" svg:y="15.938cm" svg:viewBox="0 0 891 631" draw:points="891,631 891,526 0,0">
                <text:p/>
              </draw:polyline>
              <draw:polygon draw:style-name="gr124" draw:text-style-name="P18" draw:layer="layout" svg:width="0.105cm" svg:height="0.184cm" svg:x="20.794cm" svg:y="16.986cm" svg:viewBox="0 0 106 185" draw:points="0,123 0,0 106,61 106,185">
                <text:p/>
              </draw:polygon>
              <draw:line draw:style-name="gr125" draw:text-style-name="P6" draw:layer="layout" svg:x1="21.274cm" svg:y1="17.721cm" svg:x2="20.548cm" svg:y2="17.302cm">
                <text:p/>
              </draw:line>
            </draw:g>
          </draw:g>
          <draw:frame draw:style-name="gr101" draw:text-style-name="P20" draw:layer="layout" svg:width="7.3cm" svg:height="0.962cm" svg:x="18.2cm" svg:y="18.588cm">
            <draw:text-box>
              <text:p text:style-name="P19">mariadb</text:p>
            </draw:text-box>
          </draw:frame>
        </draw:g>
        <draw:custom-shape draw:style-name="gr126" draw:text-style-name="P22" xml:id="id8" draw:id="id8" draw:layer="layout" svg:width="1.517cm" svg:height="2.247cm" svg:x="25.5cm" svg:y="16.019cm">
          <text:p text:style-name="P21">B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7" draw:text-style-name="P23" draw:layer="layout" svg:width="1.517cm" svg:height="0.712cm" svg:x="25.5cm" svg:y="1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polygon draw:style-name="gr128" draw:text-style-name="P24" draw:layer="layout" svg:width="1.829cm" svg:height="2.379cm" svg:x="19.048cm" svg:y="3.061cm" svg:viewBox="0 0 1830 2380" draw:points="0,1322 0,0 1258,727 1373,529 1830,793 1830,2380">
              <text:p/>
            </draw:polygon>
            <draw:polygon draw:style-name="gr129" draw:text-style-name="P25" draw:layer="layout" svg:width="2.058cm" svg:height="2.247cm" svg:x="18.819cm" svg:y="3.193cm" svg:viewBox="0 0 2059 2248" draw:points="229,1190 0,0 1830,1058 2059,2248">
              <text:p/>
            </draw:polygon>
            <draw:polygon draw:style-name="gr130" draw:text-style-name="P25" draw:layer="layout" svg:width="2.287cm" svg:height="2.049cm" svg:x="18.591cm" svg:y="3.391cm" svg:viewBox="0 0 2288 2050" draw:points="458,992 0,0 1830,1058 2288,2050">
              <text:p text:style-name="P21"/>
            </draw:polygon>
            <draw:polygon draw:style-name="gr131" draw:text-style-name="P24" draw:layer="layout" svg:width="2.401cm" svg:height="1.784cm" svg:x="18.476cm" svg:y="3.656cm" svg:viewBox="0 0 2402 1785" draw:points="572,727 0,0 1716,926 2402,1785">
              <text:p/>
            </draw:polygon>
            <draw:polygon draw:style-name="gr132" draw:text-style-name="P5" draw:layer="layout" svg:width="2.401cm" svg:height="2.379cm" svg:x="18.476cm" svg:y="3.061cm" svg:viewBox="0 0 2402 2380" draw:points="572,264 572,0 1830,727 1944,529 2402,793 2402,2380 572,1322 0,595 318,762 114,331 409,504 343,132">
              <text:p/>
            </draw:polygon>
          </draw:g>
          <draw:frame draw:style-name="gr133" draw:text-style-name="P26" xml:id="id9" draw:id="id9" draw:layer="layout" svg:width="3.389cm" svg:height="0.962cm" svg:x="18.055cm" svg:y="5.561cm">
            <draw:text-box>
              <text:p>index.html</text:p>
            </draw:text-box>
          </draw:frame>
        </draw:g>
        <draw:g>
          <draw:g>
            <draw:polygon draw:style-name="gr134" draw:text-style-name="P24" draw:layer="layout" svg:width="1.829cm" svg:height="2.379cm" svg:x="24.948cm" svg:y="3.061cm" svg:viewBox="0 0 1830 2380" draw:points="0,1322 0,0 1258,727 1373,529 1830,793 1830,2380">
              <text:p/>
            </draw:polygon>
            <draw:polygon draw:style-name="gr135" draw:text-style-name="P25" draw:layer="layout" svg:width="2.058cm" svg:height="2.247cm" svg:x="24.719cm" svg:y="3.193cm" svg:viewBox="0 0 2059 2248" draw:points="229,1190 0,0 1830,1058 2059,2248">
              <text:p/>
            </draw:polygon>
            <draw:polygon draw:style-name="gr136" draw:text-style-name="P25" draw:layer="layout" svg:width="2.287cm" svg:height="2.049cm" svg:x="24.491cm" svg:y="3.391cm" svg:viewBox="0 0 2288 2050" draw:points="458,992 0,0 1830,1058 2288,2050">
              <text:p/>
            </draw:polygon>
            <draw:polygon draw:style-name="gr137" draw:text-style-name="P24" draw:layer="layout" svg:width="2.401cm" svg:height="1.784cm" svg:x="24.376cm" svg:y="3.656cm" svg:viewBox="0 0 2402 1785" draw:points="572,727 0,0 1716,926 2402,1785">
              <text:p/>
            </draw:polygon>
            <draw:polygon draw:style-name="gr138" draw:text-style-name="P5" draw:layer="layout" svg:width="2.401cm" svg:height="2.379cm" svg:x="24.376cm" svg:y="3.061cm" svg:viewBox="0 0 2402 2380" draw:points="572,264 572,0 1830,727 1944,529 2402,793 2402,2380 572,1322 0,595 318,762 114,331 409,504 343,132">
              <text:p/>
            </draw:polygon>
          </draw:g>
          <draw:frame draw:style-name="gr133" draw:text-style-name="P26" xml:id="id10" draw:id="id10" draw:layer="layout" svg:width="3.245cm" svg:height="0.962cm" svg:x="23.955cm" svg:y="5.561cm">
            <draw:text-box>
              <text:p>index.php</text:p>
            </draw:text-box>
          </draw:frame>
        </draw:g>
        <draw:connector draw:style-name="gr139" draw:text-style-name="P27" draw:layer="layout" draw:type="line" svg:x1="8cm" svg:y1="10.438cm" svg:x2="10.667cm" svg:y2="10.192cm" draw:start-shape="id1" draw:start-glue-point="5" draw:end-shape="id2" svg:d="M8000 10438l2667-246" svg:viewBox="0 0 2668 247">
          <text:p/>
        </draw:connector>
        <draw:connector draw:style-name="gr139" draw:text-style-name="P27" draw:layer="layout" draw:type="line" svg:x1="12.745cm" svg:y1="8.684cm" svg:x2="13.85cm" svg:y2="6.1cm" draw:start-shape="id2" draw:start-glue-point="5" draw:end-shape="id3" draw:end-glue-point="2" svg:d="M12745 8684l1105-2584" svg:viewBox="0 0 1106 2585">
          <text:p/>
        </draw:connector>
        <draw:connector draw:style-name="gr139" draw:text-style-name="P27" draw:layer="layout" draw:type="line" svg:x1="13.265cm" svg:y1="10.028cm" svg:x2="16.767cm" svg:y2="10.192cm" draw:start-shape="id2" draw:start-glue-point="7" draw:end-shape="id4" svg:d="M13265 10028l3502 164" svg:viewBox="0 0 3503 165">
          <text:p/>
        </draw:connector>
        <draw:connector draw:style-name="gr139" draw:text-style-name="P27" draw:layer="layout" draw:type="line" svg:x1="19.365cm" svg:y1="10.028cm" svg:x2="22.667cm" svg:y2="10.192cm" draw:start-shape="id4" draw:start-glue-point="7" draw:end-shape="id5" draw:end-glue-point="3" svg:d="M19365 10028l3302 164" svg:viewBox="0 0 3303 165">
          <text:p/>
        </draw:connector>
        <draw:connector draw:style-name="gr139" draw:text-style-name="P27" draw:layer="layout" draw:type="line" svg:x1="14.547cm" svg:y1="15.183cm" svg:x2="12.589cm" svg:y2="11.461cm" draw:start-shape="id6" draw:start-glue-point="14" draw:end-shape="id2" draw:end-glue-point="9" svg:d="M14547 15183l-1958-3722" svg:viewBox="0 0 1959 3723">
          <text:p/>
        </draw:connector>
        <draw:connector draw:style-name="gr139" draw:text-style-name="P27" draw:layer="layout" draw:type="line" svg:x1="16.365cm" svg:y1="16.378cm" svg:x2="20.367cm" svg:y2="16.542cm" draw:start-shape="id6" draw:start-glue-point="7" draw:end-shape="id7" draw:end-glue-point="3" svg:d="M16365 16378l4002 164" svg:viewBox="0 0 4003 165">
          <text:p/>
        </draw:connector>
        <draw:connector draw:style-name="gr140" draw:text-style-name="P27" draw:layer="layout" draw:type="line" svg:x1="22.965cm" svg:y1="16.378cm" svg:x2="25.5cm" svg:y2="17.142cm" draw:start-shape="id7" draw:start-glue-point="7" draw:end-shape="id8" draw:end-glue-point="3" svg:d="M22965 16378l2535 764" svg:viewBox="0 0 2536 765">
          <text:p/>
        </draw:connector>
        <draw:connector draw:style-name="gr139" draw:text-style-name="P27" draw:layer="layout" draw:type="line" svg:x1="24.15cm" svg:y1="12cm" svg:x2="22.445cm" svg:y2="15.034cm" draw:start-shape="id5" draw:end-shape="id7" draw:end-glue-point="5" svg:d="M24150 12000l-1705 3034" svg:viewBox="0 0 1706 3035">
          <text:p/>
        </draw:connector>
        <draw:g>
          <draw:g xml:id="id5" draw:id="id5"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41" draw:text-style-name="P1" draw:layer="layout" svg:width="1.877cm" svg:height="1.099cm" svg:x="23.756cm" svg:y="10.9cm" svg:viewBox="0 0 1878 1100" svg:d="M0 1100c531 0 1364-347 1724-576 359-229 0-524-181-524z">
              <text:p/>
            </draw:path>
            <draw:g>
              <draw:polygon draw:style-name="gr142" draw:text-style-name="P2" draw:layer="layout" svg:width="1.088cm" svg:height="2.723cm" svg:x="22.667cm" svg:y="9.276cm" svg:viewBox="0 0 1089 2724" draw:points="0,2096 0,0 1089,629 1089,2724">
                <text:p/>
              </draw:polygon>
              <draw:polygon draw:style-name="gr143" draw:text-style-name="P17" draw:layer="layout" svg:width="1.542cm" svg:height="2.985cm" svg:x="23.756cm" svg:y="9.014cm" svg:viewBox="0 0 1543 2986" draw:points="0,2986 0,891 1543,0 1543,2096">
                <text:p/>
              </draw:polygon>
              <draw:polygon draw:style-name="gr144" draw:text-style-name="P3" draw:layer="layout" svg:width="2.631cm" svg:height="1.518cm" svg:x="22.667cm" svg:y="8.385cm" svg:viewBox="0 0 2632 1519" draw:points="1089,1519 0,891 1543,0 2632,629">
                <text:p/>
              </draw:polygon>
              <draw:polygon draw:style-name="gr145" draw:text-style-name="P5" draw:layer="layout" svg:width="2.631cm" svg:height="3.614cm" svg:x="22.667cm" svg:y="8.385cm" svg:viewBox="0 0 2632 3615" draw:points="0,2986 0,891 1543,0 2632,629 2632,2724 1089,3615">
                <text:p/>
              </draw:polygon>
              <draw:line draw:style-name="gr146" draw:text-style-name="P6" draw:layer="layout" svg:x1="23.574cm" svg:y1="11.476cm" svg:x2="22.848cm" svg:y2="11.057cm">
                <text:p/>
              </draw:line>
              <draw:line draw:style-name="gr147" draw:text-style-name="P6" draw:layer="layout" svg:x1="23.574cm" svg:y1="11.686cm" svg:x2="22.848cm" svg:y2="11.267cm">
                <text:p/>
              </draw:line>
              <draw:line draw:style-name="gr148" draw:text-style-name="P6" draw:layer="layout" svg:x1="23.574cm" svg:y1="11.581cm" svg:x2="22.848cm" svg:y2="11.162cm">
                <text:p/>
              </draw:line>
              <draw:polyline draw:style-name="gr149" draw:text-style-name="P6" draw:layer="layout" svg:width="0.906cm" svg:height="0.628cm" svg:x="22.758cm" svg:y="9.59cm" svg:viewBox="0 0 907 629" draw:points="907,629 0,105 0,0">
                <text:p/>
              </draw:polyline>
              <draw:polyline draw:style-name="gr150" draw:text-style-name="P6" draw:layer="layout" svg:width="0.89cm" svg:height="0.63cm" svg:x="22.773cm" svg:y="9.588cm" svg:viewBox="0 0 891 631" draw:points="891,631 891,526 0,0">
                <text:p/>
              </draw:polyline>
              <draw:polygon draw:style-name="gr151" draw:text-style-name="P18" draw:layer="layout" svg:width="0.105cm" svg:height="0.184cm" svg:x="23.094cm" svg:y="10.636cm" svg:viewBox="0 0 106 185" draw:points="0,123 0,0 106,61 106,185">
                <text:p/>
              </draw:polygon>
              <draw:line draw:style-name="gr152" draw:text-style-name="P6" draw:layer="layout" svg:x1="23.574cm" svg:y1="11.371cm" svg:x2="22.848cm" svg:y2="10.952cm">
                <text:p/>
              </draw:line>
            </draw:g>
          </draw:g>
          <draw:frame draw:style-name="gr153" draw:text-style-name="P28" draw:layer="layout" svg:width="7.3cm" svg:height="0.962cm" svg:x="20.5cm" svg:y="12.238cm">
            <draw:text-box>
              <text:p text:style-name="P19">php</text:p>
            </draw:text-box>
          </draw:frame>
        </draw:g>
        <draw:connector draw:style-name="gr140" draw:text-style-name="P27" draw:layer="layout" draw:type="line" svg:x1="18.845cm" svg:y1="8.684cm" svg:x2="19.749cm" svg:y2="6.523cm" draw:start-shape="id4" draw:start-glue-point="5" draw:end-shape="id9" draw:end-glue-point="2" svg:d="M18845 8684l904-2161" svg:viewBox="0 0 905 2162">
          <text:p/>
        </draw:connector>
        <draw:connector draw:style-name="gr140" draw:text-style-name="P27" draw:layer="layout" draw:type="line" svg:x1="24.745cm" svg:y1="8.684cm" svg:x2="25.577cm" svg:y2="6.523cm" draw:start-shape="id5" draw:start-glue-point="5" draw:end-shape="id10" draw:end-glue-point="2" svg:d="M24745 8684l832-2161" svg:viewBox="0 0 833 2162">
          <text:p/>
        </draw:connector>
        <draw:g>
          <draw:g xml:id="id3" draw:id="id3"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54" draw:text-style-name="P1" draw:layer="layout" svg:width="1.877cm" svg:height="1.099cm" svg:x="13.456cm" svg:y="5cm" svg:viewBox="0 0 1878 1100" svg:d="M0 1100c531 0 1364-347 1724-576 359-229 0-524-181-524z">
              <text:p/>
            </draw:path>
            <draw:g>
              <draw:polygon draw:style-name="gr155" draw:text-style-name="P2" draw:layer="layout" svg:width="1.088cm" svg:height="2.723cm" svg:x="12.367cm" svg:y="3.376cm" svg:viewBox="0 0 1089 2724" draw:points="0,2096 0,0 1089,629 1089,2724">
                <text:p/>
              </draw:polygon>
              <draw:polygon draw:style-name="gr156" draw:text-style-name="P17" draw:layer="layout" svg:width="1.542cm" svg:height="2.985cm" svg:x="13.456cm" svg:y="3.114cm" svg:viewBox="0 0 1543 2986" draw:points="0,2986 0,891 1543,0 1543,2096">
                <text:p/>
              </draw:polygon>
              <draw:polygon draw:style-name="gr157" draw:text-style-name="P3" draw:layer="layout" svg:width="2.631cm" svg:height="1.518cm" svg:x="12.367cm" svg:y="2.485cm" svg:viewBox="0 0 2632 1519" draw:points="1089,1519 0,891 1543,0 2632,629">
                <text:p/>
              </draw:polygon>
              <draw:polygon draw:style-name="gr158" draw:text-style-name="P5" draw:layer="layout" svg:width="2.631cm" svg:height="3.614cm" svg:x="12.367cm" svg:y="2.485cm" svg:viewBox="0 0 2632 3615" draw:points="0,2986 0,891 1543,0 2632,629 2632,2724 1089,3615">
                <text:p/>
              </draw:polygon>
              <draw:line draw:style-name="gr159" draw:text-style-name="P6" draw:layer="layout" svg:x1="13.274cm" svg:y1="5.576cm" svg:x2="12.548cm" svg:y2="5.157cm">
                <text:p/>
              </draw:line>
              <draw:line draw:style-name="gr160" draw:text-style-name="P6" draw:layer="layout" svg:x1="13.274cm" svg:y1="5.786cm" svg:x2="12.548cm" svg:y2="5.367cm">
                <text:p/>
              </draw:line>
              <draw:line draw:style-name="gr161" draw:text-style-name="P6" draw:layer="layout" svg:x1="13.274cm" svg:y1="5.681cm" svg:x2="12.548cm" svg:y2="5.262cm">
                <text:p/>
              </draw:line>
              <draw:polyline draw:style-name="gr162" draw:text-style-name="P6" draw:layer="layout" svg:width="0.906cm" svg:height="0.628cm" svg:x="12.458cm" svg:y="3.69cm" svg:viewBox="0 0 907 629" draw:points="907,629 0,105 0,0">
                <text:p/>
              </draw:polyline>
              <draw:polyline draw:style-name="gr163" draw:text-style-name="P6" draw:layer="layout" svg:width="0.89cm" svg:height="0.63cm" svg:x="12.473cm" svg:y="3.688cm" svg:viewBox="0 0 891 631" draw:points="891,631 891,526 0,0">
                <text:p/>
              </draw:polyline>
              <draw:polygon draw:style-name="gr164" draw:text-style-name="P18" draw:layer="layout" svg:width="0.105cm" svg:height="0.184cm" svg:x="12.794cm" svg:y="4.736cm" svg:viewBox="0 0 106 185" draw:points="0,123 0,0 106,61 106,185">
                <text:p/>
              </draw:polygon>
              <draw:line draw:style-name="gr165" draw:text-style-name="P6" draw:layer="layout" svg:x1="13.274cm" svg:y1="5.471cm" svg:x2="12.548cm" svg:y2="5.052cm">
                <text:p/>
              </draw:line>
            </draw:g>
          </draw:g>
          <draw:frame draw:style-name="gr153" draw:text-style-name="P28" draw:layer="layout" svg:width="7.3cm" svg:height="0.962cm" svg:x="10.2cm" svg:y="6.338cm">
            <draw:text-box>
              <text:p text:style-name="P19">maildev</text:p>
            </draw:text-box>
          </draw:frame>
        </draw:g>
        <draw:g>
          <draw:custom-shape draw:style-name="gr166" draw:text-style-name="P20" draw:layer="layout" svg:width="10.9cm" svg:height="5.6cm" svg:x="17.1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7" draw:text-style-name="P26" draw:layer="layout" svg:width="1.874cm" svg:height="0.962cm" svg:x="17.1cm" svg:y="1.6cm">
            <draw:text-box>
              <text:p>www</text:p>
            </draw:text-box>
          </draw:frame>
        </draw:g>
        <draw:frame draw:style-name="gr153" draw:text-style-name="P28" draw:layer="layout" svg:width="7.3cm" svg:height="0.962cm" svg:x="8.5cm" svg:y="12.238cm">
          <draw:text-box>
            <text:p text:style-name="P19">https-portal</text:p>
          </draw:text-box>
        </draw:frame>
        <draw:g>
          <draw:frame draw:style-name="gr133" draw:text-style-name="P26" draw:layer="layout" svg:width="3.423cm" svg:height="0.962cm" svg:x="9.3cm" svg:y="0.7cm">
            <draw:text-box>
              <text:p>dockerbox</text:p>
            </draw:text-box>
          </draw:frame>
          <draw:custom-shape draw:style-name="gr168" draw:text-style-name="P29" draw:layer="layout" svg:width="19.7cm" svg:height="19.7cm" svg:x="9.3cm" svg:y="0.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0:06:16.426596214</meta:creation-date>
    <dc:date>2019-11-27T21:49:04.094173558</dc:date>
    <meta:editing-duration>PT35M1S</meta:editing-duration>
    <meta:editing-cycles>7</meta:editing-cycles>
    <meta:generator>LibreOffice/6.2.8.2$MacOSX_X86_64 LibreOffice_project/f82ddfca21ebc1e222a662a32b25c0c9d20169ee</meta:generator>
    <meta:document-statistic meta:object-count="214"/>
  </office:meta>
</office:document-meta>
</file>